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ne </text:p>
          </table:table-cell>
          <table:table-cell/>
          <table:table-cell office:value-type="string" calcext:value-type="string">
            <text:p>jfdjlf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/>
          <table:table-cell office:value-type="string" calcext:value-type="string">
            <text:p>jflsdjf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/>
          <table:table-cell office:value-type="string" calcext:value-type="string">
            <text:p>flkdj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/>
          <table:table-cell office:value-type="string" calcext:value-type="string">
            <text:p>dsjfk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/>
          <table:table-cell office:value-type="string" calcext:value-type="string">
            <text:p>djfk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1">00/00/0000</text:date>, <text:time style:data-style-name="N2" text:time-value="13:01:57.391369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9:01.088249373</meta:creation-date>
    <meta:generator>LibreOffice/5.1.6.2$Linux_X86_64 LibreOffice_project/10m0$Build-2</meta:generator>
    <dc:date>2020-06-11T13:02:19.207273652</dc:date>
    <meta:editing-duration>PT40S</meta:editing-duration>
    <meta:editing-cycles>2</meta:editing-cycles>
    <meta:document-statistic meta:table-count="1" meta:cell-count="10" meta:object-count="0"/>
  </office:meta>
</office:document-meta>
</file>